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Horizontal_20_Line">
      <style:text-properties fo:font-weight="bold" style:font-weight-asian="bold" style:font-weight-complex="bold"/>
    </style:style>
    <style:style style:name="P2" style:family="paragraph" style:parent-style-name="Horizontal_20_Line">
      <style:text-properties fo:font-weight="bold" officeooo:paragraph-rsid="0026abb1" style:font-weight-asian="bold" style:font-weight-complex="bold"/>
    </style:style>
    <style:style style:name="P3" style:family="paragraph" style:parent-style-name="Standard">
      <style:paragraph-properties fo:line-height="115%" fo:text-align="center" style:justify-single-word="false"/>
      <style:text-properties fo:color="#666666" loext:opacity="100%" fo:font-size="15pt" officeooo:rsid="001af4d3" officeooo:paragraph-rsid="001af4d3" style:font-size-asian="15pt" style:font-size-complex="15pt"/>
    </style:style>
    <style:style style:name="P4" style:family="paragraph" style:parent-style-name="Standard">
      <style:paragraph-properties fo:line-height="115%" fo:text-align="center" style:justify-single-word="false"/>
      <style:text-properties fo:color="#666666" loext:opacity="100%" fo:font-size="15pt" officeooo:rsid="0020682b" officeooo:paragraph-rsid="0020682b" style:font-size-asian="15pt" style:font-size-complex="15pt"/>
    </style:style>
    <style:style style:name="P5" style:family="paragraph" style:parent-style-name="Standard">
      <style:paragraph-properties fo:line-height="115%" fo:text-align="center" style:justify-single-word="false"/>
      <style:text-properties fo:color="#666666" loext:opacity="100%" fo:font-size="15pt" officeooo:rsid="002081bb" officeooo:paragraph-rsid="002081bb" style:font-size-asian="15pt" style:font-size-complex="15pt"/>
    </style:style>
    <style:style style:name="P6" style:family="paragraph" style:parent-style-name="Text_20_body">
      <style:text-properties fo:font-size="16pt" style:font-size-asian="16pt" style:font-size-complex="16pt"/>
    </style:style>
    <style:style style:name="P7" style:family="paragraph" style:parent-style-name="Text_20_body">
      <style:paragraph-properties fo:line-height="115%"/>
      <style:text-properties fo:font-size="16pt" fo:font-weight="bold" officeooo:rsid="00254284" officeooo:paragraph-rsid="00254284" style:font-size-asian="14pt" style:font-weight-asian="bold" style:font-size-complex="16pt" style:font-weight-complex="bold"/>
    </style:style>
    <style:style style:name="P8" style:family="paragraph" style:parent-style-name="Text_20_body">
      <style:paragraph-properties fo:line-height="115%"/>
      <style:text-properties fo:font-size="16pt" fo:font-weight="bold" officeooo:rsid="00254284" officeooo:paragraph-rsid="0027e5ae" style:font-size-asian="14pt" style:font-weight-asian="bold" style:font-size-complex="16pt" style:font-weight-complex="bold"/>
    </style:style>
    <style:style style:name="P9" style:family="paragraph" style:parent-style-name="Text_20_body">
      <style:paragraph-properties fo:line-height="115%"/>
      <style:text-properties fo:font-size="16pt" fo:font-weight="bold" officeooo:rsid="00254284" officeooo:paragraph-rsid="0029c85d" style:font-size-asian="14pt" style:font-weight-asian="bold" style:font-size-complex="16pt" style:font-weight-complex="bold"/>
    </style:style>
    <style:style style:name="P10" style:family="paragraph" style:parent-style-name="Text_20_body">
      <style:paragraph-properties fo:line-height="115%"/>
      <style:text-properties fo:font-size="16pt" fo:font-weight="bold" officeooo:rsid="00254284" officeooo:paragraph-rsid="002a8e44" style:font-size-asian="14pt" style:font-weight-asian="bold" style:font-size-complex="16pt" style:font-weight-complex="bold"/>
    </style:style>
    <style:style style:name="P11" style:family="paragraph" style:parent-style-name="Text_20_body">
      <style:paragraph-properties fo:line-height="115%"/>
      <style:text-properties fo:font-size="14pt" fo:font-weight="normal" officeooo:rsid="00254284" officeooo:paragraph-rsid="00254284" style:font-size-asian="14pt" style:font-weight-asian="normal" style:font-size-complex="14pt" style:font-weight-complex="normal"/>
    </style:style>
    <style:style style:name="P12" style:family="paragraph" style:parent-style-name="Text_20_body">
      <style:paragraph-properties fo:line-height="115%"/>
      <style:text-properties fo:font-size="14pt" fo:font-weight="normal" officeooo:rsid="00254284" officeooo:paragraph-rsid="0027e5ae" style:font-size-asian="14pt" style:font-weight-asian="normal" style:font-size-complex="14pt" style:font-weight-complex="normal"/>
    </style:style>
    <style:style style:name="P13" style:family="paragraph" style:parent-style-name="Text_20_body">
      <style:paragraph-properties fo:line-height="115%"/>
      <style:text-properties fo:font-size="14pt" fo:font-weight="normal" officeooo:rsid="00254284" officeooo:paragraph-rsid="0029c85d" style:font-size-asian="14pt" style:font-weight-asian="normal" style:font-size-complex="14pt" style:font-weight-complex="normal"/>
    </style:style>
    <style:style style:name="P14" style:family="paragraph" style:parent-style-name="Text_20_body">
      <style:paragraph-properties fo:line-height="115%"/>
      <style:text-properties fo:font-size="14pt" fo:font-weight="normal" officeooo:rsid="00254284" officeooo:paragraph-rsid="002a8e44" style:font-size-asian="14pt" style:font-weight-asian="normal" style:font-size-complex="14pt" style:font-weight-complex="normal"/>
    </style:style>
    <style:style style:name="P15" style:family="paragraph" style:parent-style-name="Text_20_body">
      <style:text-properties fo:font-size="14pt" style:font-size-asian="12.25pt" style:font-size-complex="14pt"/>
    </style:style>
    <style:style style:name="P16" style:family="paragraph" style:parent-style-name="Text_20_body">
      <style:text-properties officeooo:paragraph-rsid="0026abb1"/>
    </style:style>
    <style:style style:name="P17" style:family="paragraph" style:parent-style-name="Standard">
      <style:paragraph-properties fo:line-height="115%" fo:text-align="center" style:justify-single-word="false"/>
      <style:text-properties fo:font-size="36pt" fo:font-weight="bold" officeooo:rsid="0019871d" style:font-size-asian="36pt" style:font-weight-asian="bold" style:font-size-complex="36pt" style:font-weight-complex="bold"/>
    </style:style>
    <style:style style:name="P18" style:family="paragraph" style:parent-style-name="Horizontal_20_Line">
      <style:text-properties fo:font-size="26pt" fo:font-weight="bold" style:font-size-asian="26pt" style:font-weight-asian="bold" style:font-size-complex="26pt" style:font-weight-complex="bold"/>
    </style:style>
    <style:style style:name="T1" style:family="text">
      <style:text-properties fo:font-weight="bold" style:font-weight-asian="bold" style:font-weight-complex="bold"/>
    </style:style>
    <style:style style:name="T2" style:family="text">
      <style:text-properties fo:font-weight="bold" officeooo:rsid="0019871d" style:font-weight-asian="bold" style:font-weight-complex="bold"/>
    </style:style>
    <style:style style:name="T3" style:family="text">
      <style:text-properties fo:color="#3faf46" loext:opacity="100%" style:text-underline-style="none"/>
    </style:style>
    <style:style style:name="T4" style:family="text">
      <style:text-properties fo:color="#3faf46" loext:opacity="100%" style:text-underline-style="none" fo:font-weight="bold" style:font-weight-asian="bold" style:font-weight-complex="bold"/>
    </style:style>
    <style:style style:name="T5" style:family="text">
      <style:text-properties fo:color="#000080" loext:opacity="100%" style:font-name="Ubuntu" fo:font-size="26pt" style:text-underline-style="none" officeooo:rsid="0020682b" style:font-size-asian="26pt" style:font-size-complex="26pt"/>
    </style:style>
    <style:style style:name="T6" style:family="text">
      <style:text-properties fo:color="#000080" loext:opacity="100%" style:font-name="Ubuntu" fo:font-size="26pt" style:text-underline-style="none" officeooo:rsid="0021e7d4" style:font-size-asian="26pt" style:font-size-complex="26pt"/>
    </style:style>
    <style:style style:name="T7" style:family="text">
      <style:text-properties fo:font-size="16pt" style:font-size-asian="16pt" style:font-size-complex="16pt"/>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6pt" fo:font-weight="bold" officeooo:rsid="00254284" style:font-size-asian="16pt" style:font-weight-asian="bold" style:font-size-complex="16pt" style:font-weight-complex="bold"/>
    </style:style>
    <style:style style:name="T10" style:family="text">
      <style:text-properties fo:font-size="26pt" style:font-size-asian="26pt" style:font-size-complex="26pt"/>
    </style:style>
    <style:style style:name="T11" style:family="text">
      <style:text-properties fo:font-size="26pt" officeooo:rsid="00254284" style:font-size-asian="26pt" style:font-size-complex="26pt"/>
    </style:style>
    <style:style style:name="T12" style:family="text">
      <style:text-properties officeooo:rsid="0026abb1"/>
    </style:style>
    <style:style style:name="T13" style:family="text">
      <style:text-properties officeooo:rsid="0027e5ae"/>
    </style:style>
    <style:style style:name="T14" style:family="text">
      <style:text-properties officeooo:rsid="0029c85d"/>
    </style:style>
    <style:style style:name="T15" style:family="text">
      <style:text-properties officeooo:rsid="002a5dd2"/>
    </style:style>
    <style:style style:name="T16" style:family="text">
      <style:text-properties officeooo:rsid="002a8e44"/>
    </style:style>
    <style:style style:name="T17" style:family="text">
      <style:text-properties officeooo:rsid="002e0a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purbo Roy</text:p>
      <text:p text:style-name="P3"><text:span text:style-name="T2">F</text:span><text:span text:style-name="T1">ull Stack Developer</text:span></text:p>
      <text:p text:style-name="P4"><text:a xlink:type="simple" xlink:href="https://apurboroy7077.netlify.app/" text:style-name="Internet_20_link" text:visited-style-name="Visited_20_Internet_20_Link"><text:span text:style-name="T4">Portfolio</text:span></text:a><text:span text:style-name="T1"> | </text:span><text:a xlink:type="simple" xlink:href="mailto:apurboroy7077@gmail.com" text:style-name="Internet_20_link" text:visited-style-name="Visited_20_Internet_20_Link"><text:span text:style-name="T4">apurboroy7077@gmail.com</text:span></text:a><text:span text:style-name="T1"> | </text:span><text:a xlink:type="simple" xlink:href="tel:+8801964450847" text:style-name="Internet_20_link" text:visited-style-name="Visited_20_Internet_20_Link"><text:span text:style-name="T4">+8801964450847</text:span></text:a></text:p>
      <text:p text:style-name="P5"><text:a xlink:type="simple" xlink:href="https://www.linkedin.com/in/apurboroy7077/" text:style-name="Internet_20_link" text:visited-style-name="Visited_20_Internet_20_Link"><text:span text:style-name="T4">LinkedIn</text:span></text:a><text:span text:style-name="T1"> | </text:span><text:a xlink:type="simple" xlink:href="https://github.com/apurboroy7077" text:style-name="Internet_20_link" text:visited-style-name="Visited_20_Internet_20_Link"><text:span text:style-name="T4">Github</text:span></text:a><text:span text:style-name="T1"> | </text:span><text:a xlink:type="simple" xlink:href="https://www.facebook.com/apurboroy7077/" text:style-name="Internet_20_link" text:visited-style-name="Visited_20_Internet_20_Link"><text:span text:style-name="T4">Facebook</text:span></text:a></text:p>
      <text:p text:style-name="P1"><text:span text:style-name="T5">S</text:span><text:span text:style-name="T6">kills</text:span></text:p>
      <text:p text:style-name="P6"><text:span text:style-name="T1">Languages :</text:span> JavaScript | TypeScript | HTML | CSS | C | Python</text:p>
      <text:p text:style-name="P6"><text:span text:style-name="T1">Frameworks &amp; Libraries :</text:span> React.js | Node.js | Express.js <text:span text:style-name="T12">| Redux.js</text:span> | Bootstrap | Tailwind</text:p>
      <text:p text:style-name="P6"><text:span text:style-name="T1">Databases :</text:span> MongoDB | Mongoose</text:p>
      <text:p text:style-name="P6"><text:span text:style-name="T1">Other Tech Skills :</text:span> Git | GitHub | Debugging | Problem Solving | Slack</text:p>
      <text:p text:style-name="P16"><text:span text:style-name="T9">Essential Abilities </text:span><text:span text:style-name="T8">:</text:span><text:span text:style-name="T7"> Communication | Teamwork | Time Management | Patience | Creativity etc.</text:span></text:p>
      <text:p text:style-name="P2"><text:span text:style-name="T11">P</text:span><text:span text:style-name="T10">rojects</text:span></text:p>
      <text:p text:style-name="P7">Amazon Clone: <text:a xlink:type="simple" xlink:href="https://ar7express.netlify.app/" text:style-name="Internet_20_link" text:visited-style-name="Visited_20_Internet_20_Link"><text:span text:style-name="T3">Live Link</text:span></text:a> | <text:a xlink:type="simple" xlink:href="https://github.com/apurboroy7077/AR7Express_Frontend_Source_Code" text:style-name="Internet_20_link" text:visited-style-name="Visited_20_Internet_20_Link"><text:span text:style-name="T3">Github Repo</text:span></text:a> </text:p>
      <text:p text:style-name="P11">Crafted a responsive front-end clone of Amazon, a prominent e-commerce platform, using React.js, <text:span text:style-name="T17">TypeScript,</text:span> Redux Toolkit, Tailwind CSS, Swiper, and Slick Carousel. Orchestrated essential functionalities such as a dynamic product catalog, product details pages, a responsive shopping cart, and user authentication (sign-in/up). Employed Redux Toolkit for efficient state management, ensuring scalability and maintainability. Leveraged Tailwind CSS for rapid UI development, enhancing responsiveness and visual appeal. Integrated Swiper and Slick Carousel for seamless navigation and presentation of product images and content. Implemented responsive design principles to optimize user experience across a wide range of devices, from mobile to desktop. This project demonstrates expertise in frontend development, UI/UX design, and proficiency in utilizing React.js, Redux Toolkit, Tailwind CSS, Swiper, and Slick Carousel to create immersive, responsive web applications.</text:p>
      <text:p text:style-name="P8"><text:span text:style-name="T13">WeaponizeAR7</text:span>: <text:a xlink:type="simple" xlink:href="https://weaponizear7.netlify.app/" text:style-name="Internet_20_link" text:visited-style-name="Visited_20_Internet_20_Link"><text:span text:style-name="T3">Live Link</text:span></text:a> | <text:a xlink:type="simple" xlink:href="https://github.com/apurboroy7077/weaponizear7_frontend_source_code" text:style-name="Internet_20_link" text:visited-style-name="Visited_20_Internet_20_Link"><text:span text:style-name="T3">Github Repo</text:span></text:a> </text:p>
      <text:p text:style-name="P12"><text:soft-page-break/>Engineered a full-stack clone of a fun weapon selling website, incorporating frontend and backend components. Leveraged React.js for the frontend, replicating essential features like dynamic product listings, detailed product pages, a responsive shopping cart, and user authentication (sign-in/up). Utilized plain Redux for state management on the frontend, ensuring efficient handling of application state. On the backend, employed Express.js to create a RESTful API, enabling functionalities such as user authentication and product data management. Integrated MongoDB to persist user data and product information, ensuring seamless data retrieval. Implemented robust authentication mechanisms to safeguard user accounts and transactions. This project demonstrates expertise in full-stack development, utilizing technologies such as React.js, plain Redux, Express.js, MongoDB, and authentication methods to deliver a secure and feature-rich e-commerce platform.</text:p>
      <text:p text:style-name="P9"><text:span text:style-name="T14">Dino Shop</text:span>: <text:a xlink:type="simple" xlink:href="https://apurboroy7077.github.io/dinosaur_shop/" text:style-name="Internet_20_link" text:visited-style-name="Visited_20_Internet_20_Link"><text:span text:style-name="T3">Live Link</text:span></text:a> | <text:a xlink:type="simple" xlink:href="https://github.com/apurboroy7077/dinosaur_shop" text:style-name="Internet_20_link" text:visited-style-name="Visited_20_Internet_20_Link"><text:span text:style-name="T3">Github Repo</text:span></text:a> </text:p>
      <text:p text:style-name="P13">Dino<text:span text:style-name="T15">Shop</text:span> is an immersive online shop, meticulously crafted with pure vanilla HTML, CSS, and JavaScript, where dinosaur enthusiasts can explore and purchase a curated selection of prehistoric wonders. Our website offers a seamless and secure shopping experience, allowing visitors to delve into a visually captivating layout and dynamic user interface. From the ferocious T-Rex to the gentle Brachiosaurus, embark on a journey through time and bring home a piece of prehistory from DinoMart today!</text:p>
      <text:p text:style-name="P10"><text:span text:style-name="T16">Rock-Paper-Scissors Game</text:span>: <text:a xlink:type="simple" xlink:href="https://apurboroy7077.github.io/Rock_Paper_Scissor_Game/" text:style-name="Internet_20_link" text:visited-style-name="Visited_20_Internet_20_Link"><text:span text:style-name="T3">Live Link</text:span></text:a> | <text:a xlink:type="simple" xlink:href="https://github.com/apurboroy7077/Rock_Paper_Scissor_Game" text:style-name="Internet_20_link" text:visited-style-name="Visited_20_Internet_20_Link"><text:span text:style-name="T3">Github Repo</text:span></text:a> </text:p>
      <text:p text:style-name="P14">Dive into the excitement of Rock, Paper, Scissors with my interactive web application, complete with immersive sound effects for an added layer of enjoyment. Crafted using vanilla CSS, JavaScript, and HTML, this project offers a seamless and engaging gaming experience.</text:p>
      <text:p text:style-name="P18">About Me</text:p>
      <text:p text:style-name="P15">I'm a dedicated full stack web developer passionate about crafting user-friendly and functional websites. With expertise in both frontend and backend technologies, I create seamless online experiences. My focus is on staying updated with the latest trends to ensure my work is innovative and practical. Whether it's designing intuitive interfaces or building robust backend systems, I aim to deliver high-quality solutions. Let's collaborate and turn ideas into impactful digital experiences, prioritizing practicality and user satisfaction in every projec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0:39:35.997311216</meta:creation-date>
    <dc:date>2024-02-21T20:22:37.060782481</dc:date>
    <meta:editing-duration>PT47M42S</meta:editing-duration>
    <meta:editing-cycles>10</meta:editing-cycles>
    <meta:generator>LibreOffice/7.3.7.2$Linux_X86_64 LibreOffice_project/30$Build-2</meta:generator>
    <meta:document-statistic meta:table-count="0" meta:image-count="0" meta:object-count="0" meta:page-count="2" meta:paragraph-count="21" meta:word-count="548" meta:character-count="3894" meta:non-whitespace-character-count="3363"/>
  </office:meta>
</office:document-meta>
</file>